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Salar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CO-1;CO-2_(T5);CO-3_(T6);CO-4_(T1);VM1;VM2;VM3;VM4;VM5;J0;J1;J2;J3;J4;J5;J6;T3;T4;AL-1;AL-2;AL-3;AL-4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Entrega de material el 30-04-2015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2;JU-3;SN-1;SN-2;RE-1;RE-2;YA-1;YA-2;YA-3;CH-1;CH-2;CH-3;CH-4;CH-5;ACH-1;ACH-2;HUI-1;HUI-2;HUI-3;HUI-4;HUI-5;HUI-6;SI-1;CU-1;CU-2;MP-1;MP-2;MP-3;MP-4;MP-5;MP-6;CY-1;CY-2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Salar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CO-1;CO-3_(T6);VM1;VM2;VM3;VM4;VM5;J0;J1;J2;J3;J4;J5;J6;T3;T4;AL-1;AL-4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Entrega de material el 30-04-2015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JU-1;JU-3;SN-1;RE-1;YA-1;YA-3;CH-2;CH-4;ACH-1;HUI-1;HUI-2;HUI-3;HUI-4;HUI-5;HUI-6;SI-1;CU-1;MP-1;MP-3;MP-6;CY-1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